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  <style:text-properties fo:font-weight="bold"/>
    </style:style>
    <style:style style:name="P3" style:family="paragraph" style:parent-style-name="Heading_20_3">
      <style:paragraph-properties fo:text-align="justify" style:justify-single-word="false" style:writing-mode="lr-tb"/>
      <style:text-properties fo:font-weight="bold"/>
    </style:style>
    <style:style style:name="P4" style:family="paragraph" style:parent-style-name="Heading_20_4">
      <style:paragraph-properties fo:text-align="justify" style:justify-single-word="false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2">
      <style:paragraph-properties fo:text-align="justify" style:justify-single-word="false"/>
    </style:style>
    <style:style style:name="P9" style:family="paragraph" style:parent-style-name="Text_20_body" style:list-style-name="L3">
      <style:paragraph-properties fo:text-align="justify" style:justify-single-word="false"/>
    </style:style>
    <style:style style:name="P10" style:family="paragraph" style:parent-style-name="Text_20_body" style:list-style-name="L4">
      <style:paragraph-properties fo:text-align="justify" style:justify-single-word="false"/>
    </style:style>
    <style:style style:name="P11" style:family="paragraph" style:parent-style-name="Text_20_body" style:list-style-name="L6">
      <style:paragraph-properties fo:text-align="justify" style:justify-single-word="false"/>
    </style:style>
    <style:style style:name="P12" style:family="paragraph" style:parent-style-name="Text_20_body" style:list-style-name="L7">
      <style:paragraph-properties fo:text-align="justify" style:justify-single-word="false"/>
    </style:style>
    <style:style style:name="P13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4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15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16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17" style:family="paragraph" style:parent-style-name="Text_20_body" style:list-style-name="L6">
      <style:paragraph-properties fo:margin-top="0cm" fo:margin-bottom="0cm" loext:contextual-spacing="false" fo:text-align="justify" style:justify-single-word="false"/>
    </style:style>
    <style:style style:name="P18" style:family="paragraph" style:parent-style-name="Text_20_body" style:list-style-name="L7">
      <style:paragraph-properties fo:margin-top="0cm" fo:margin-bottom="0cm" loext:contextual-spacing="false" fo:text-align="justify" style:justify-single-word="false"/>
    </style:style>
    <style:style style:name="P19" style:family="paragraph" style:parent-style-name="Text_20_body" style:list-style-name="L5">
      <style:paragraph-properties fo:margin-top="0cm" fo:margin-bottom="0cm" loext:contextual-spacing="false" fo:text-align="justify" style:justify-single-word="false" style:writing-mode="lr-tb"/>
    </style:style>
    <style:style style:name="P20" style:family="paragraph" style:parent-style-name="Text_20_body">
      <style:paragraph-properties fo:text-align="justify" style:justify-single-word="false" style:writing-mode="lr-tb"/>
    </style:style>
    <style:style style:name="P21" style:family="paragraph" style:parent-style-name="Text_20_body" style:list-style-name="L5">
      <style:paragraph-properties fo:text-align="justify" style:justify-single-word="false" style:writing-mode="lr-tb"/>
    </style:style>
    <style:style style:name="T1" style:family="text">
      <style:text-properties fo:color="#ff0000"/>
    </style:style>
    <style:style style:name="T2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m trabalha com documentos fiscais eletrônicos deve se preparar muito bem para 2017. Recentemente citamos a <text:a xlink:type="simple" xlink:href="http://tsdn.tecnospeed.com.br/blog-da-tecnospeed/post/vem-ai-a-4-geracao-da-nf-e" text:style-name="Internet_20_link" text:visited-style-name="Visited_20_Internet_20_Link">4ª geração da NF-e </text:a>, que conta com diversas mudanças em seu layout e, para quem trabalha com MDF-e, não será diferente. A SEFAZ divulgou no mês de Setembro o pacote preliminar para a versão 3.00 que entra em vigor no ambiente de produção a partir de 12/12/2016. </text:p>
      <text:h text:style-name="P5" text:outline-level="2"><text:span text:style-name="Strong_20_Emphasis">Detalhamento das mudanças. </text:span></text:h>
      <text:p text:style-name="Horizontal_20_Line"/>
      <text:h text:style-name="P1" text:outline-level="3"><text:span text:style-name="Strong_20_Emphasis">Inclusão de campos. </text:span></text:h>
      <text:p text:style-name="P6">Uma série de novos campos e grupos foram adicionados no layout geral do MDF-e. São eles: </text:p>
      <text:list xml:id="list3707239792404292385" text:style-name="L1">
        <text:list-item>
          <text:p text:style-name="P13"><text:span text:style-name="Strong_20_Emphasis">tpTransp  </text:span>- Campo relacionado ao Tipo do transportador. Foi adicionado no grupo de identificação do MDF-e  <text:span text:style-name="Strong_20_Emphasis">&lt;ide&gt; </text:span>e é facultativo. Aceita os valores: </text:p>
          <text:list>
            <text:list-item>
              <text:p text:style-name="P13">1 - ETC. </text:p>
            </text:list-item>
            <text:list-item>
              <text:p text:style-name="P13">2 - TAC. </text:p>
            </text:list-item>
            <text:list-item>
              <text:p text:style-name="P13">3 - CTC. </text:p>
            </text:list-item>
          </text:list>
        </text:list-item>
        <text:list-item>
          <text:p text:style-name="P13"><text:span text:style-name="Strong_20_Emphasis">indReentrega </text:span>- Campo relacionado ao Indicador de reentrega. Foi adicionado nos grupos de Conhecimento de Transporte <text:span text:style-name="Strong_20_Emphasis">&lt;infCTe&gt; </text:span>, Nota Fiscal Eletrônica <text:span text:style-name="Strong_20_Emphasis">&lt;infNFe&gt; </text:span>e Manifesto de Documentos Fiscais Eletrônicos <text:span text:style-name="Strong_20_Emphasis">&lt;infMDFeTransp&gt; </text:span>, e é facultativo. </text:p>
        </text:list-item>
        <text:list-item>
          <text:p text:style-name="P13"><text:span text:style-name="Strong_20_Emphasis">peri - </text:span>Grupo relacionado à classificação da carga, será preenchido apenas quando for transporte de produtos classificados pela ONU como perigosos. Ele é um sub-grupo dos grupos de Conhecimento de Transporte <text:span text:style-name="Strong_20_Emphasis">&lt;infCTe&gt; </text:span>, Nota Fiscal Eletrônica <text:span text:style-name="Strong_20_Emphasis">&lt;infNFe&gt; </text:span>e Manifesto de Documentos Fiscais Eletrônicos <text:span text:style-name="Strong_20_Emphasis">&lt;infMDFeTransp&gt; </text:span>, e contempla os seguintes campos: </text:p>
          <text:list>
            <text:list-item>
              <text:p text:style-name="P13"><text:span text:style-name="Strong_20_Emphasis">nONU  </text:span>- Número ONU/UN. </text:p>
            </text:list-item>
            <text:list-item>
              <text:p text:style-name="P13"><text:span text:style-name="Strong_20_Emphasis">xNomeAE </text:span>- Nome apropriado para embarque do produto. </text:p>
            </text:list-item>
            <text:list-item>
              <text:p text:style-name="P13"><text:span text:style-name="Strong_20_Emphasis">xClaRisco </text:span>- Classe ou subclasse/divisão, e risco subsidiário/risco secundário. </text:p>
            </text:list-item>
            <text:list-item>
              <text:p text:style-name="P13"><text:span text:style-name="Strong_20_Emphasis">grEmb </text:span>- Grupo de Embalagem. </text:p>
            </text:list-item>
            <text:list-item>
              <text:p text:style-name="P13"><text:span text:style-name="Strong_20_Emphasis">qTotProd </text:span>- Quandidade total por produto. </text:p>
            </text:list-item>
            <text:list-item>
              <text:p text:style-name="P13"><text:span text:style-name="Strong_20_Emphasis">qVolTipo </text:span>- Quantidade e tipo de volumes. </text:p>
            </text:list-item>
          </text:list>
        </text:list-item>
        <text:list-item>
          <text:p text:style-name="P13"><text:span text:style-name="Strong_20_Emphasis">seg - </text:span>Grupo relacionado às informações do seguro de carga. Foi adicionado no grupo de informações do MDF-e  <text:span text:style-name="Strong_20_Emphasis">&lt;infMDFe&gt; </text:span>, e é facultativo. Contempla os seguintes campos: </text:p>
          <text:list>
            <text:list-item>
              <text:p text:style-name="P13"><text:span text:style-name="Strong_20_Emphasis">respSeg </text:span>- Responsável pelo seguro. Aceita os valores: </text:p>
              <text:list>
                <text:list-item>
                  <text:p text:style-name="P13">1 - Emitente do MDF-e. </text:p>
                </text:list-item>
                <text:list-item>
                  <text:p text:style-name="P13">2 - Responsável pela contratação do serviço de transporte (Contratante). </text:p>
                </text:list-item>
              </text:list>
            </text:list-item>
            <text:list-item>
              <text:p text:style-name="P13"><text:span text:style-name="Strong_20_Emphasis">CNPJ </text:span>- CNPJ do responsável pelo seguro. </text:p>
            </text:list-item>
            <text:list-item>
              <text:p text:style-name="P13"><text:span text:style-name="Strong_20_Emphasis">CPF </text:span>- CPF do responsável pelo seguro. </text:p>
            </text:list-item>
            <text:list-item>
              <text:p text:style-name="P13"><text:span text:style-name="Strong_20_Emphasis">&lt;infSeg&gt; </text:span>- Grupo de informações da seguradora. Facultativo. </text:p>
              <text:list>
                <text:list-item>
                  <text:p text:style-name="P13"><text:span text:style-name="Strong_20_Emphasis">xSeg </text:span>- Nome da seguradora. </text:p>
                </text:list-item>
                <text:list-item>
                  <text:p text:style-name="P13"><text:span text:style-name="Strong_20_Emphasis">CNPJ </text:span>- CNPJ da seguradora. </text:p>
                </text:list-item>
                <text:list-item>
                  <text:p text:style-name="P13"><text:span text:style-name="Strong_20_Emphasis">nApol </text:span>- Número da apólice. </text:p>
                </text:list-item>
                <text:list-item>
                  <text:p text:style-name="P7"><text:span text:style-name="Strong_20_Emphasis">nAver  </text:span>- Número da averbação. </text:p>
                </text:list-item>
              </text:list>
            </text:list-item>
          </text:list>
        </text:list-item>
      </text:list>
      <text:p text:style-name="P6"><text:soft-page-break/>Além do layout geral, novos campos e grupos também foram adicionados nas informações de cada modal. Segue abaixo o detalhamento: </text:p>
      <text:h text:style-name="P4" text:outline-level="4"><text:span text:style-name="Strong_20_Emphasis">RODOVIÁRIO </text:span></text:h>
      <text:list xml:id="list6035009579458298168" text:style-name="L2">
        <text:list-item>
          <text:p text:style-name="P14"><text:span text:style-name="Strong_20_Emphasis">infANTT </text:span> - Grupo de informações para Agência Reguladora. Ele é facultativo e contempla os seguintes campos: </text:p>
          <text:list>
            <text:list-item>
              <text:p text:style-name="P14"><text:span text:style-name="Strong_20_Emphasis">RNTRC  </text:span>- Registro nacional de Transportadores Rodoviários de Carga. </text:p>
            </text:list-item>
            <text:list-item>
              <text:p text:style-name="P14"><text:span text:style-name="Strong_20_Emphasis">&lt;infCIOT&gt; </text:span>- Grupo referente aos dados do CIOT. O mesmo é facultativo e pode ser informado mais de uma vez. </text:p>
              <text:list>
                <text:list-item>
                  <text:p text:style-name="P14"><text:span text:style-name="Strong_20_Emphasis">CIOT </text:span>- Código Identificador da Operação de Transporte. </text:p>
                </text:list-item>
                <text:list-item>
                  <text:p text:style-name="P14"><text:span text:style-name="Strong_20_Emphasis">CPF </text:span>- CPF responsável pela geração do CIOT. </text:p>
                </text:list-item>
                <text:list-item>
                  <text:p text:style-name="P14"><text:span text:style-name="Strong_20_Emphasis">CNPJ </text:span>- CNPJ responsável pela geração do CIOT. </text:p>
                </text:list-item>
              </text:list>
            </text:list-item>
            <text:list-item>
              <text:p text:style-name="P14"><text:span text:style-name="Strong_20_Emphasis">&lt;valePed&gt; </text:span>- Grupo para informação de Vale Pedágio. Facultativo. </text:p>
              <text:list>
                <text:list-item>
                  <text:p text:style-name="P14"><text:span text:style-name="Strong_20_Emphasis">&lt;disp&gt; </text:span>- Grupo relacionado às Informações dos dispositivos do Vale Pedágio. O mesmo torna-se obrigatório caso o grupo <text:span text:style-name="Strong_20_Emphasis">&lt;valePed&gt; </text:span>seja informado. Contempla os seguintes campos: </text:p>
                  <text:list>
                    <text:list-item>
                      <text:p text:style-name="P14"><text:span text:style-name="Strong_20_Emphasis">CNPJForn </text:span>- CNPJ da empresa fornecedora do Vale-Pedágio. </text:p>
                    </text:list-item>
                    <text:list-item>
                      <text:p text:style-name="P14"><text:span text:style-name="Strong_20_Emphasis">CNPJPg </text:span>- CNPJ do responsável pelo pagamento do Vale-Pedágio. </text:p>
                    </text:list-item>
                    <text:list-item>
                      <text:p text:style-name="P14"><text:span text:style-name="Strong_20_Emphasis">CPFPg </text:span>- CPF do responsável pelo pagamento do Vale-Pedágio. </text:p>
                    </text:list-item>
                    <text:list-item>
                      <text:p text:style-name="P14"><text:span text:style-name="Strong_20_Emphasis">nCompra  </text:span>- Número do comprovante de compra. </text:p>
                    </text:list-item>
                    <text:list-item>
                      <text:p text:style-name="P14"><text:span text:style-name="Strong_20_Emphasis">vValePed </text:span>- Valor do vale pedágio. </text:p>
                    </text:list-item>
                  </text:list>
                </text:list-item>
              </text:list>
            </text:list-item>
            <text:list-item>
              <text:p text:style-name="P14"><text:span text:style-name="Strong_20_Emphasis">&lt;infContratante&gt; </text:span>- Grupo de informações dos contratantes do serviço de transporte. O mesmo é facultativo e pode ser informado mais de uma vez. Contempla os seguintes campos:  </text:p>
              <text:list>
                <text:list-item>
                  <text:p text:style-name="P14"><text:span text:style-name="Strong_20_Emphasis">CPF </text:span>- CPF do contratante do serviço. </text:p>
                </text:list-item>
                <text:list-item>
                  <text:p text:style-name="P14"><text:span text:style-name="Strong_20_Emphasis">CNPJ </text:span>- CNPJ do contratante do serviço. </text:p>
                </text:list-item>
              </text:list>
            </text:list-item>
          </text:list>
        </text:list-item>
        <text:list-item>
          <text:p text:style-name="P14"><text:span text:style-name="Strong_20_Emphasis">codAgPorto </text:span>- Campo referente ao código de agenciamento no porto. O mesmo foi adicionado no grupo <text:span text:style-name="Strong_20_Emphasis">&lt;veicReboque&gt; </text:span>e é facultativo. </text:p>
        </text:list-item>
        <text:list-item>
          <text:p text:style-name="P14"><text:span text:style-name="Strong_20_Emphasis">lacRodo </text:span>- Grupo referente aos lacres do modal rodoviário. O mesmo é facultativo e pode ser informado mais de uma vez. Contempla o seguinte campo: </text:p>
          <text:list>
            <text:list-item>
              <text:p text:style-name="P8"><text:span text:style-name="Strong_20_Emphasis">nLacre </text:span>- Número do lacre. </text:p>
            </text:list-item>
          </text:list>
        </text:list-item>
      </text:list>
      <text:h text:style-name="P4" text:outline-level="4"><text:span text:style-name="Strong_20_Emphasis">AQUAVIÁRIO </text:span></text:h>
      <text:list xml:id="list7651048374772105202" text:style-name="L3">
        <text:list-item>
          <text:p text:style-name="P15"><text:span text:style-name="Strong_20_Emphasis"><text:span text:style-name="T1">CNPJAgeNav </text:span></text:span>- Campo referente ao CNPJ da agência de navegação, removido do leiaute aquaviário. </text:p>
        </text:list-item>
        <text:list-item>
          <text:p text:style-name="P15"><text:span text:style-name="Strong_20_Emphasis">Irin </text:span>- Campo referente ao Indicativo Rádio Internacional do Navio. Foi adicionado no grupo <text:span text:style-name="Strong_20_Emphasis">&lt;aquav&gt; </text:span>e é <text:span text:style-name="Strong_20_Emphasis">obrigatório </text:span>. </text:p>
        </text:list-item>
        <text:list-item>
          <text:p text:style-name="P15"><text:span text:style-name="Strong_20_Emphasis">prtTrans </text:span>- Campo referente ao Porto de Transbordo. Foi adicionado no grupo <text:span text:style-name="Strong_20_Emphasis">&lt;aquav&gt; </text:span>e é facultativo. </text:p>
        </text:list-item>
        <text:list-item>
          <text:p text:style-name="P15"><text:span text:style-name="Strong_20_Emphasis">tpNav </text:span>- Campo referente ao Tipo de Navegação. Foi adicionado no grupo <text:span text:style-name="Strong_20_Emphasis">&lt;aquav&gt; </text:span>e é facultativo. Aceita os seguintes valores: </text:p>
          <text:list>
            <text:list-item>
              <text:p text:style-name="P15">0 - Interior. </text:p>
            </text:list-item>
            <text:list-item>
              <text:p text:style-name="P15">1 - Cabotagem. </text:p>
            </text:list-item>
          </text:list>
        </text:list-item>
        <text:list-item>
          <text:p text:style-name="P15"><text:soft-page-break/><text:span text:style-name="Strong_20_Emphasis">xBalsa </text:span>- Campo referente ao Identificador da Balsa. Foi adicionado no grupo <text:span text:style-name="Strong_20_Emphasis">&lt;infEmbComb&gt; </text:span>e é facultativo. </text:p>
        </text:list-item>
        <text:list-item>
          <text:p text:style-name="P15"><text:span text:style-name="Strong_20_Emphasis">infUnidTranspVazia </text:span>- Grupo referente às Informações das Undades de Transporte vazias. O mesmo é facultativo e pode ser informado mais de uma vez. Contempla os seguintes campos: </text:p>
          <text:list>
            <text:list-item>
              <text:p text:style-name="P15"><text:span text:style-name="Strong_20_Emphasis">idUnidTranspVazia </text:span>- Identificação das unidades de transporte vazias. Obrigatório, caso o grupo seja informado. </text:p>
            </text:list-item>
            <text:list-item>
              <text:p text:style-name="P9"><text:span text:style-name="Strong_20_Emphasis">tpUnidTranspVazia </text:span>- Tipo da unidade de transporte vazia. Obrigatório, caso o grupo seja informado. </text:p>
            </text:list-item>
          </text:list>
        </text:list-item>
      </text:list>
      <text:h text:style-name="P4" text:outline-level="4"><text:span text:style-name="Strong_20_Emphasis">FERROVIÁRIO </text:span></text:h>
      <text:list xml:id="list3872762227220554763" text:style-name="L4">
        <text:list-item>
          <text:p text:style-name="P16"><text:span text:style-name="Strong_20_Emphasis">pesoBC </text:span>- Campo referente ao peso base de cálculo de frete em toneladas. Foi adicionado no grupo <text:span text:style-name="Strong_20_Emphasis">&lt;vago&gt; </text:span>e é <text:span text:style-name="Strong_20_Emphasis">obrigatório </text:span>. </text:p>
        </text:list-item>
        <text:list-item>
          <text:p text:style-name="P16"><text:span text:style-name="Strong_20_Emphasis">pesoR </text:span>- Campo referente ao peso real em toneladas Foi adicionado no grupo <text:span text:style-name="Strong_20_Emphasis">&lt;vago&gt; </text:span>e é <text:span text:style-name="Strong_20_Emphasis">obrigatório </text:span>. </text:p>
        </text:list-item>
        <text:list-item>
          <text:p text:style-name="P10"><text:span text:style-name="Strong_20_Emphasis">tpVag </text:span>- Campo referente ao tipo de vagão. Foi adicionado no grupo <text:span text:style-name="Strong_20_Emphasis">&lt;vago&gt; </text:span>e é facultativo. </text:p>
        </text:list-item>
      </text:list>
      <text:p text:style-name="Horizontal_20_Line"/>
      <text:h text:style-name="P2" text:outline-level="3"><text:bookmark text:name="docs-internal-guid-26b3b234-bb26-84b2-30bb-69599e985885"/>Regras de Validação </text:h>
      <text:p text:style-name="P20">As regras de validação alteradas, foram principalmente aquelas vinculadas aos novos campos ou novos controles, que tem como objetivo melhorar a qualidade das informações prestadas pelas empresas à SEFAZ  <text:span text:style-name="T2">. </text:span></text:p>
      <text:p text:style-name="Horizontal_20_Line"/>
      <text:h text:style-name="P3" text:outline-level="3">DAMDFE </text:h>
      <text:p text:style-name="P20">O layout de impressão também sofre alterações, mas de baixo impacto. Segue abaixo um detalhamento das alterações de cada modal: </text:p>
      <text:list xml:id="list7937143341540865137" text:style-name="L5">
        <text:list-item>
          <text:p text:style-name="P19"><text:span text:style-name="Strong_20_Emphasis">Rodoviário -  </text:span>Campo CIOT removido do grupo "Modal Rodoviário de Carga." </text:p>
        </text:list-item>
        <text:list-item>
          <text:p text:style-name="P19"><text:span text:style-name="Strong_20_Emphasis">Aéreo -  </text:span>Campo Qtd. NF removido do grupo "Modal Aéreo de Carga." </text:p>
        </text:list-item>
        <text:list-item>
          <text:p text:style-name="P19"><text:span text:style-name="Strong_20_Emphasis">Ferroviário -  </text:span>Campo Qtd. NF removido do grupo "Modal Ferroviário de Carga." </text:p>
        </text:list-item>
        <text:list-item>
          <text:p text:style-name="P21"><text:span text:style-name="Strong_20_Emphasis">Aquaviário -  </text:span>Campo Qtd. NF removido do grupo "Modal Aquaviário de Carga." </text:p>
        </text:list-item>
      </text:list>
      <text:p text:style-name="Horizontal_20_Line"/>
      <text:h text:style-name="P1" text:outline-level="3"><text:span text:style-name="Strong_20_Emphasis">Mudanças gerais. </text:span></text:h>
      <text:p text:style-name="P6">Além da inclusão dos campos o MDF-e também traz algumas alterações na sua regra em geral, sendo elas: </text:p>
      <text:list xml:id="list6982877962385238735" text:style-name="L6">
        <text:list-item>
          <text:p text:style-name="P17">Todos os campos relacionados a data e hora vão adotar o mesmo padrão da NFe, ou seja, eles serão informados no formato UTC completo com a informação da TimeZone. Dessa forma, serão aceitos horários de qualquer região do mundo. </text:p>
        </text:list-item>
        <text:list-item>
          <text:p text:style-name="P17">Tamanho máximo do arquivo para ser transmitido passa de 500 para 1024 KB. </text:p>
        </text:list-item>
        <text:list-item>
          <text:p text:style-name="P17"><text:soft-page-break/>O processamento da requisição das consultas de MDF-e (Consulta chave) será limitado no período de consulta para 180 dias da data de emissão do MDF-e. Segundo o manual, atualmente as requisições do WebService de Consulta representam aproximadamente 30% das requisições recebidas no ambiente da SEFAZ Autorizadora, sendo que algumas empresas mantêm processos em “loop” consultando Chaves de Acesso inexistentes, mesmo para MDF-e autorizadas em anos anteriores. </text:p>
        </text:list-item>
        <text:list-item>
          <text:p text:style-name="P11">Por último, o Fisco poderá liberar o cancelamento fora de prazo através do evento de Manifestação do Fisco do tipo “Liberação do Prazo de Cancelamento”. </text:p>
        </text:list-item>
      </text:list>
      <text:p text:style-name="Horizontal_20_Line"/>
      <text:h text:style-name="P5" text:outline-level="2"><text:span text:style-name="Strong_20_Emphasis">Vigência. </text:span></text:h>
      <text:p text:style-name="P6">A implantação dessa versão conta com o seguinte cronograma: </text:p>
      <text:list xml:id="list3366309886069164887" text:style-name="L7">
        <text:list-item>
          <text:p text:style-name="P18">Vigência no ambiente de homologação - <text:span text:style-name="Strong_20_Emphasis">03/10/2016 </text:span>. </text:p>
        </text:list-item>
        <text:list-item>
          <text:p text:style-name="P18">Vigência no ambiente de produção - <text:span text:style-name="Strong_20_Emphasis">12/12/2016 </text:span>. </text:p>
        </text:list-item>
        <text:list-item>
          <text:p text:style-name="P12">Inativação da versão 1.00 - <text:span text:style-name="Strong_20_Emphasis">05/06/2017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31:24.035000000</meta:creation-date>
    <dc:date>2017-04-10T11:31:57.979000000</dc:date>
    <meta:editing-duration>PT34S</meta:editing-duration>
    <meta:editing-cycles>1</meta:editing-cycles>
    <meta:document-statistic meta:table-count="0" meta:image-count="0" meta:object-count="0" meta:page-count="4" meta:paragraph-count="82" meta:word-count="1152" meta:character-count="6959" meta:non-whitespace-character-count="5860"/>
    <meta:generator>LibreOffice/5.2.0.4$Windows_x86 LibreOffice_project/066b007f5ebcc236395c7d282ba488bca6720265</meta:generator>
  </office:meta>
</office:document-meta>
</file>